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omas Tiller</text:p>
      <text:p text:style-name="P1"/>
      <text:p text:style-name="P1"/>
      <text:p text:style-name="P3">When Thomas Tiller packed his duffelbag, </text:p>
      <text:p text:style-name="P3">he was only seventeen. </text:p>
      <text:p text:style-name="P3">Too young for his fathers reasons, </text:p>
      <text:p text:style-name="P3">too old for his mothers knee. </text:p>
      <text:p text:style-name="P3">For the taste of a finer fruit, </text:p>
      <text:p text:style-name="P3">he swung off of his family tree. </text:p>
      <text:p text:style-name="P3">Stole his fathers switchblade and </text:p>
      <text:p text:style-name="P3">set out too be free. </text:p>
      <text:p text:style-name="P3"/>
      <text:p text:style-name="P3">Ref. </text:p>
      <text:p text:style-name="P3">So ride on the riverback my friend, </text:p>
      <text:p text:style-name="P3">my eyes will never haunt you again. </text:p>
      <text:p text:style-name="P3">But be sure that your sacrifice is not too hard to bear. </text:p>
      <text:p text:style-name="P3">Else look into a mirror, I'll be there. </text:p>
      <text:p text:style-name="P3"/>
      <text:p text:style-name="P3">No more restless footsteps, </text:p>
      <text:p text:style-name="P3">the first full winter passed. </text:p>
      <text:p text:style-name="P3">Some said he went to Mexico, </text:p>
      <text:p text:style-name="P3">they said he'd never last. </text:p>
      <text:p text:style-name="P3">But not longed little Daisy, </text:p>
      <text:p text:style-name="P3">with a crayon in her hand. </text:p>
      <text:p text:style-name="P3">She could never draw herself </text:p>
      <text:p text:style-name="P3">next too another man. </text:p>
      <text:p text:style-name="P3"/>
      <text:p text:style-name="P3">Ref. </text:p>
      <text:p text:style-name="P3"/>
      <text:p text:style-name="P3">When my claws fell upon him, </text:p>
      <text:p text:style-name="P3">he'd just turned 23. </text:p>
      <text:p text:style-name="P3">Said he missed his little darlin', </text:p>
      <text:p text:style-name="P3">said he missed his family. </text:p>
      <text:p text:style-name="P3">I stung my poison to him, </text:p>
      <text:p text:style-name="P3">bid him play my note, </text:p>
      <text:p text:style-name="P3">until that one cold winter morning </text:p>
      <text:p text:style-name="P3">I felt a switchblade to my throat. </text:p>
      <text:p text:style-name="P3"/>
      <text:p text:style-name="P3">Ref. </text:p>
      <text:p text:style-name="P3"/>
      <text:p text:style-name="P3">In a dirty ditch in Mexico below </text:p>
      <text:p text:style-name="P3">the shivering shade. </text:p>
      <text:p text:style-name="P3">A self indulding serpent sell a </text:p>
      <text:p text:style-name="P3">sleapy masquerade. </text:p>
      <text:p text:style-name="P3">Not the diamonds in his pockets, </text:p>
      <text:p text:style-name="P3">nor the ruby in his sack. </text:p>
      <text:p text:style-name="P3">Could set free poor Thomas T. </text:p>
      <text:p text:style-name="P3">from the switchblade in his back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Reidun Enge</meta:initial-creator>
    <meta:creation-date>2008-06-10T22:52:00</meta:creation-date>
    <dc:creator>Asbjørn Andersen</dc:creator>
    <dc:date>2008-06-14T17:24:08</dc:date>
    <meta:printed-by>Reidun Enge</meta:printed-by>
    <meta:print-date>2008-06-10T22:57:32</meta:print-date>
    <meta:editing-cycles>5</meta:editing-cycles>
    <meta:editing-duration>PT11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0" meta:word-count="212" meta:character-count="1124"/>
  </office:meta>
</office:document-meta>
</file>